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75d69"/>
    </style:style>
    <style:style style:name="P2" style:family="paragraph" style:parent-style-name="Standard">
      <style:paragraph-properties fo:margin-top="0cm" fo:margin-bottom="0cm" loext:contextual-spacing="false"/>
      <style:text-properties officeooo:rsid="000905ac" officeooo:paragraph-rsid="000905ac"/>
    </style:style>
    <style:style style:name="P3" style:family="paragraph" style:parent-style-name="Standard">
      <style:paragraph-properties fo:margin-top="0cm" fo:margin-bottom="0cm" loext:contextual-spacing="false"/>
      <style:text-properties officeooo:rsid="000a0e1c" officeooo:paragraph-rsid="000a0e1c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6pt" officeooo:rsid="00075d69" officeooo:paragraph-rsid="00075d69" style:font-size-asian="16pt" style:font-size-complex="16pt"/>
    </style:style>
    <style:style style:name="P5" style:family="paragraph" style:parent-style-name="Standard" style:list-style-name="L1">
      <style:paragraph-properties fo:margin-top="0cm" fo:margin-bottom="0cm" loext:contextual-spacing="false"/>
      <style:text-properties officeooo:rsid="000905ac" officeooo:paragraph-rsid="000905ac"/>
    </style:style>
    <style:style style:name="P6" style:family="paragraph" style:parent-style-name="Standard">
      <style:paragraph-properties fo:margin-top="0cm" fo:margin-bottom="0cm" loext:contextual-spacing="false"/>
      <style:text-properties officeooo:rsid="000a0e1c" officeooo:paragraph-rsid="000a0e1c"/>
    </style:style>
    <style:style style:name="P7" style:family="paragraph" style:parent-style-name="Standard" style:list-style-name="L2">
      <style:paragraph-properties fo:margin-top="0cm" fo:margin-bottom="0cm" loext:contextual-spacing="false"/>
      <style:text-properties officeooo:paragraph-rsid="000a0e1c"/>
    </style:style>
    <style:style style:name="P8" style:family="paragraph" style:parent-style-name="Standard" style:list-style-name="L2">
      <style:paragraph-properties fo:margin-top="0cm" fo:margin-bottom="0cm" loext:contextual-spacing="false"/>
      <style:text-properties officeooo:rsid="000ba274" officeooo:paragraph-rsid="000ba274"/>
    </style:style>
    <style:style style:name="P9" style:family="paragraph" style:parent-style-name="Standard">
      <style:paragraph-properties fo:margin-top="0cm" fo:margin-bottom="0cm" loext:contextual-spacing="false"/>
      <style:text-properties officeooo:rsid="000ba274" officeooo:paragraph-rsid="000ba274"/>
    </style:style>
    <style:style style:name="P10" style:family="paragraph" style:parent-style-name="Standard">
      <style:paragraph-properties fo:margin-top="0cm" fo:margin-bottom="0cm" loext:contextual-spacing="false"/>
      <style:text-properties officeooo:rsid="000d3814" officeooo:paragraph-rsid="000d3814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075d69"/>
    </style:style>
    <style:style style:name="P12" style:family="paragraph" style:parent-style-name="Standard">
      <style:paragraph-properties fo:margin-top="0cm" fo:margin-bottom="0cm" loext:contextual-spacing="false"/>
      <style:text-properties officeooo:rsid="000e87da" officeooo:paragraph-rsid="000e87da"/>
    </style:style>
    <style:style style:name="P13" style:family="paragraph" style:parent-style-name="Heading_20_2">
      <style:paragraph-properties fo:margin-top="0cm" fo:margin-bottom="0.141cm" loext:contextual-spacing="false" fo:line-height="100%" fo:text-align="center" style:justify-single-word="false" fo:keep-together="auto" fo:keep-with-next="always"/>
      <style:text-properties fo:color="#666666" fo:font-size="10pt" fo:font-weight="bold" officeooo:rsid="00075d69" officeooo:paragraph-rsid="00075d69" style:font-size-asian="10pt" style:font-weight-asian="bold" style:font-size-complex="10pt"/>
    </style:style>
    <style:style style:name="T1" style:family="text">
      <style:text-properties officeooo:rsid="00075d69"/>
    </style:style>
    <style:style style:name="T2" style:family="text">
      <style:text-properties officeooo:rsid="000a0e1c"/>
    </style:style>
    <style:style style:name="T3" style:family="text">
      <style:text-properties officeooo:rsid="000ada29"/>
    </style:style>
    <style:style style:name="T4" style:family="text">
      <style:text-properties officeooo:rsid="000ba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Exercícios 01</text:p>
      <text:p text:style-name="P13">Criptografia e Segurança de Redes</text:p>
      <text:p text:style-name="P1">Aluno<text:span text:style-name="T1">s</text:span>: Iago Rodrigues Gonçalve<text:span text:style-name="T1">s / Wilton Rodrigues</text:span></text:p>
      <text:p text:style-name="P1">Matrícula: 13/0010219 – <text:span text:style-name="T2">13/0049212</text:span></text:p>
      <text:p text:style-name="P1"/>
      <text:p text:style-name="P12">Comandos para rodar os programas:</text:p>
      <text:p text:style-name="P12"><text:tab/>Os programas foram feitos utilizando a linguagem C, nos sistemas operacionais Linux Mint 18.</text:p>
      <text:p text:style-name="P12"><text:tab/>Para compilar o código, basta entrar na pasta da questão (q01, q02, q03) e digitar o comando “make” no terminal. Para limpar a compilação realizada, digite o comando “make dist-clean” no terminal. Recomendamos rodar o comando “make dist-clean &amp;&amp; make” para compilar, pois assim já limpa os objetos de compilações anteriores.</text:p>
      <text:p text:style-name="P12"><text:tab/>Após compilar o código, o executável estará em uma pasta chamada “bin”, que estará localizada dentor da raiz da questão (q01/bin, q02/bin ou q03/bin). Cada questão é compilada separadamente, cada uma possuindo seu makefile.</text:p>
      <text:p text:style-name="P1"/>
      <text:p text:style-name="P2">Questão 01:</text:p>
      <text:p text:style-name="P2"><text:tab/>A questão 01 é referente a um programa que implementa o algoritmo de Criptografia DES. O programa possui alguns argumentos como entrada, sendo eles:</text:p>
      <text:list xml:id="list3607727489406767323" text:style-name="L1">
        <text:list-item>
          <text:p text:style-name="P5">Modo de execução:</text:p>
          <text:p text:style-name="P5">O modo de execução pode ser “-e” para encriptação e “-d” para decriptação.</text:p>
          <text:p text:style-name="P5"/>
        </text:list-item>
        <text:list-item>
          <text:p text:style-name="P5">Input:</text:p>
          <text:p text:style-name="P5">Arquivo a ser utilizado como entrada. No caso do modo de encriptação, este deverá ser a mensagem a ser criptografada. Caso seja o modo de decriptação, deverá ser a mensagem criptografada a qual se deseja descriptografar.</text:p>
          <text:p text:style-name="P5"/>
        </text:list-item>
        <text:list-item>
          <text:p text:style-name="P5">Output:</text:p>
          <text:p text:style-name="P5">Arquivo no qual será armazenado o resultado. No caso de encriptação, o output será a mensagem descriptografada. No caso de decriptação, o output será a mensagem original (plaintext).</text:p>
        </text:list-item>
      </text:list>
      <text:p text:style-name="P2"><text:tab/></text:p>
      <text:p text:style-name="P2"><text:tab/>O Programa sempre busca por um arquivo chamado “keyfile”, que é a chave. Caso ele não exista, o programa irá gerar um automaticamente.</text:p>
      <text:p text:style-name="P2"><text:tab/>Vale ressaltar que este programa lê apenas os primeiros 64 bits da mensagem e criptografa/descriptografa eles. Para mensagens maiores o programa deverá ser evoluído para aceitar os modos de operação.</text:p>
      <text:p text:style-name="P2"/>
      <text:p text:style-name="P3">Questão 02:</text:p>
      <text:p text:style-name="P3"><text:tab/>A questão 02 é um programa que implementa o algoritmo de euclides extendido, encontrando o GCD (Máximo Divisor Comum) entre dois números além de calcular o inverso multiplicativo do primeiro número no módulo do segundo. <text:span text:style-name="T3">Os resultados são o GCD, os valores de Xn e Yn, e caso o número possua inverso negativo, o valor deste.</text:span></text:p>
      <text:p text:style-name="P3"><text:tab/><text:span text:style-name="T4">Com relação as respostas das perguntas da lista, temos os seguintes inversos multiplicativos:</text:span></text:p>
      <text:list xml:id="list7781632781300247551" text:style-name="L2">
        <text:list-item>
          <text:p text:style-name="P7"><text:span text:style-name="T2">3041 mod 17331 = 644</text:span></text:p>
        </text:list-item>
        <text:list-item>
          <text:p text:style-name="P8">213 mod 21753 = Não possui inverso multiplicativo (GCD = 3)</text:p>
        </text:list-item>
        <text:list-item>
          <text:p text:style-name="P8">548 mod 9571 = 1764</text:p>
        </text:list-item>
        <text:list-item>
          <text:p text:style-name="P8">24573 mod 68432 = 63397</text:p>
        </text:list-item>
      </text:list>
      <text:p text:style-name="P9"/>
      <text:p text:style-name="P10">Questão 03:</text:p>
      <text:p text:style-name="P10"><text:soft-page-break/><text:tab/>A questão 03 implementa uma calculadora polinomial no GF(2^8), com as quatro operações básicas (+, -, *, /). Para utilizar o programa basta apenas digitar o primeiro número, depois a operação e em seguida o segundo núm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6pt" fo:language="pt" fo:country="BR" fo:font-weight="normal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20:16.496814999</meta:creation-date>
    <dc:date>2017-04-26T13:02:41.953053215</dc:date>
    <meta:editing-duration>PT39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32" meta:character-count="2617" meta:non-whitespace-character-count="2213"/>
  </office:meta>
</office:document-meta>
</file>